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e7e9" officeooo:paragraph-rsid="0015e7e9"/>
    </style:style>
    <style:style style:name="P2" style:family="paragraph" style:parent-style-name="Standard">
      <style:text-properties fo:font-weight="bold" officeooo:rsid="0015e7e9" officeooo:paragraph-rsid="0015e7e9" style:font-weight-asian="bold" style:font-weight-complex="bold"/>
    </style:style>
    <style:style style:name="P3" style:family="paragraph" style:parent-style-name="Standard">
      <style:text-properties fo:font-size="14pt" fo:font-weight="bold" officeooo:rsid="0015e7e9" officeooo:paragraph-rsid="0015e7e9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quipos.</text:p>
      <text:p text:style-name="P2"/>
      <text:p text:style-name="P1">- ID.</text:p>
      <text:p text:style-name="P1">- Nombre.</text:p>
      <text:p text:style-name="P1">- Estadio.</text:p>
      <text:p text:style-name="P1"/>
      <text:p text:style-name="P1"/>
      <text:p text:style-name="P3">Partidos.</text:p>
      <text:p text:style-name="P1"/>
      <text:p text:style-name="P1">- ID.</text:p>
      <text:p text:style-name="P1">- ID_Estadio.</text:p>
      <text:p text:style-name="P1">- ID_Local.</text:p>
      <text:p text:style-name="P1">- ID_Visitante.</text:p>
      <text:p text:style-name="P1">- Campo_Neutral (True/False)</text:p>
      <text:p text:style-name="P1">- Goles_Local.</text:p>
      <text:p text:style-name="P1">- Goles_Visitante.</text:p>
      <text:p text:style-name="P1">- Resultado.</text:p>
      <text:p text:style-name="P1">- ID_Arbitro.</text:p>
      <text:p text:style-name="P1">- ID_Torneo.</text:p>
      <text:p text:style-name="P1">- Fecha.</text:p>
      <text:p text:style-name="P1">- Dia_Semana.</text:p>
      <text:p text:style-name="P1">- Dia.</text:p>
      <text:p text:style-name="P1">- Mes.</text:p>
      <text:p text:style-name="P1">- Año.</text:p>
      <text:p text:style-name="P1">- Recaudación.</text:p>
      <text:p text:style-name="P1">- ID_DT_Local.</text:p>
      <text:p text:style-name="P1">- ID_DT_Visitante.</text:p>
      <text:p text:style-name="P1"/>
      <text:p text:style-name="P1"/>
      <text:p text:style-name="P3">Jugadores.</text:p>
      <text:p text:style-name="P1"/>
      <text:p text:style-name="P1">- ID.</text:p>
      <text:p text:style-name="P1">- Nombre.</text:p>
      <text:p text:style-name="P1">- Apellido.</text:p>
      <text:p text:style-name="P1">- Día_Semana_Nacimiento.</text:p>
      <text:p text:style-name="P1">- Día_Nacimiento.</text:p>
      <text:p text:style-name="P1">- Mes_Nacimiento.</text:p>
      <text:p text:style-name="P1">- Año_Nacimiento.</text:p>
      <text:p text:style-name="P1">- Pais_Nacimiento.</text:p>
      <text:p text:style-name="P1">- Ciudad_Nacimiento.</text:p>
      <text:p text:style-name="P1">- Otra_Nacionalidad.</text:p>
      <text:p text:style-name="P1">- Posición.</text:p>
      <text:p text:style-name="P1"/>
      <text:p text:style-name="P1"/>
      <text:p text:style-name="P3">Partidos_Jugadores.</text:p>
      <text:p text:style-name="P1"/>
      <text:p text:style-name="P1">- ID_Partido.</text:p>
      <text:p text:style-name="P1">- ID_Jugador.</text:p>
      <text:p text:style-name="P1"/>
      <text:p text:style-name="P1"/>
      <text:p text:style-name="P3">Cambios.</text:p>
      <text:p text:style-name="P1"><text:soft-page-break/></text:p>
      <text:p text:style-name="P1">- ID_Entrante.</text:p>
      <text:p text:style-name="P1">- ID_Salidor.</text:p>
      <text:p text:style-name="P1">- Minuto.</text:p>
      <text:p text:style-name="P1"/>
      <text:p text:style-name="P1"/>
      <text:p text:style-name="P3">Equipos_Jugadores.</text:p>
      <text:p text:style-name="P1"/>
      <text:p text:style-name="P1">- ID_Equipo.</text:p>
      <text:p text:style-name="P1">- ID_Jugador.</text:p>
      <text:p text:style-name="P1">- Dorsal.</text:p>
      <text:p text:style-name="P1">- Semestre.</text:p>
      <text:p text:style-name="P1">- Año.</text:p>
      <text:p text:style-name="P1"/>
      <text:p text:style-name="P1"/>
      <text:p text:style-name="P3">Goles.</text:p>
      <text:p text:style-name="P1"/>
      <text:p text:style-name="P1">- ID.</text:p>
      <text:p text:style-name="P1">- ID_Partido.</text:p>
      <text:p text:style-name="P1">- ID_Jugador.</text:p>
      <text:p text:style-name="P1">- Minuto.</text:p>
      <text:p text:style-name="P1">- Parte del cuerpo.</text:p>
      <text:p text:style-name="P1">- Forma (Emboquillada, Chilena, etc).</text:p>
      <text:p text:style-name="P1"/>
      <text:p text:style-name="P1"/>
      <text:p text:style-name="P3">Tarjetas.</text:p>
      <text:p text:style-name="P1"/>
      <text:p text:style-name="P1">- ID.</text:p>
      <text:p text:style-name="P1">- ID_Partido.</text:p>
      <text:p text:style-name="P1">- ID_Jugador.</text:p>
      <text:p text:style-name="P1">- Minuto.</text:p>
      <text:p text:style-name="P1">- Tipo_Tarjeta.</text:p>
      <text:p text:style-name="P1"/>
      <text:p text:style-name="P1"/>
      <text:p text:style-name="P3">Penales.</text:p>
      <text:p text:style-name="P1"/>
      <text:p text:style-name="P1">- ID.</text:p>
      <text:p text:style-name="P1">- ID_Partido.</text:p>
      <text:p text:style-name="P1">- ID_Jugador.</text:p>
      <text:p text:style-name="P1">- ID_Arquero.</text:p>
      <text:p text:style-name="P1">- Minuto.</text:p>
      <text:p text:style-name="P1">- Resultado.</text:p>
      <text:p text:style-name="P1">- Tipo (Tanda/Partido).</text:p>
      <text:p text:style-name="P1"/>
      <text:p text:style-name="P1"/>
      <text:p text:style-name="P3">Estadios.</text:p>
      <text:p text:style-name="P1"/>
      <text:p text:style-name="P1">- ID.</text:p>
      <text:p text:style-name="P1">- Ciudad.</text:p>
      <text:p text:style-name="P1">- Provincia.</text:p>
      <text:p text:style-name="P1">- País.</text:p>
      <text:p text:style-name="P1"><text:soft-page-break/>- Capacidad.</text:p>
      <text:p text:style-name="P1"/>
      <text:p text:style-name="P1"/>
      <text:p text:style-name="P3">Tipo_Torneo.</text:p>
      <text:p text:style-name="P1"/>
      <text:p text:style-name="P1">- ID.</text:p>
      <text:p text:style-name="P1">- Tipo (Liga/Eliminación Directa).</text:p>
      <text:p text:style-name="P1">- Condición (Nacional/Internacional/Selecciones).</text:p>
      <text:p text:style-name="P1"/>
      <text:p text:style-name="P1"/>
      <text:p text:style-name="P3">Tipo_Torneo_Eliminacion_Directa.</text:p>
      <text:p text:style-name="P1"/>
      <text:p text:style-name="P1">- ID_Tipo_Torneo.</text:p>
      <text:p text:style-name="P1">- Fase_Grupos (True/False).</text:p>
      <text:p text:style-name="P1">- Partidos_Fase_Grupos.</text:p>
      <text:p text:style-name="P1">- Doble Partido (True/False).</text:p>
      <text:p text:style-name="P1">- Instancia_Inicial (16avos, 8vos, etc.)</text:p>
      <text:p text:style-name="P1"/>
      <text:p text:style-name="P1"/>
      <text:p text:style-name="P3">Torneos.</text:p>
      <text:p text:style-name="P1"/>
      <text:p text:style-name="P1">- ID.</text:p>
      <text:p text:style-name="P1">- ID_Tipo_Torneo.</text:p>
      <text:p text:style-name="P1"/>
      <text:p text:style-name="P1"/>
      <text:p text:style-name="P3">Semestre.</text:p>
      <text:p text:style-name="P1"/>
      <text:p text:style-name="P1">- ID.</text:p>
      <text:p text:style-name="P1">- ID_Torneo.</text:p>
      <text:p text:style-name="P1">- Número.</text:p>
      <text:p text:style-name="P1">- Año.</text:p>
      <text:p text:style-name="P1"/>
      <text:p text:style-name="P1"/>
      <text:p text:style-name="P3">Técnicos.</text:p>
      <text:p text:style-name="P1"/>
      <text:p text:style-name="P1">- ID.</text:p>
      <text:p text:style-name="P1">- Nombre.</text:p>
      <text:p text:style-name="P1">- Apellido.</text:p>
      <text:p text:style-name="P1">- Día_Semana_Nacimiento.</text:p>
      <text:p text:style-name="P1">- Día_Nacimiento.</text:p>
      <text:p text:style-name="P1">- Mes_Nacimiento.</text:p>
      <text:p text:style-name="P1">- Año_Nacimiento.</text:p>
      <text:p text:style-name="P1">- Pais_Nacimiento.</text:p>
      <text:p text:style-name="P1">- Ciudad_Nacimiento.</text:p>
      <text:p text:style-name="P1">- Otra_Nacionalidad.</text:p>
      <text:p text:style-name="P1"/>
      <text:p text:style-name="P1"/>
      <text:p text:style-name="P3">Contrato.</text:p>
      <text:p text:style-name="P1"/>
      <text:p text:style-name="P1">- ID_Equipo.</text:p>
      <text:p text:style-name="P1">- ID_Tecnico.</text:p>
      <text:p text:style-name="P1"><text:soft-page-break/>- Dia_Inicio.</text:p>
      <text:p text:style-name="P1">- Mes_Inicio.</text:p>
      <text:p text:style-name="P1">- Año_Inicio.</text:p>
      <text:p text:style-name="P1">- Dia_Final.</text:p>
      <text:p text:style-name="P1">- Mes_Final.</text:p>
      <text:p text:style-name="P1">- Año_Final.</text:p>
      <text:p text:style-name="P1"/>
      <text:p text:style-name="P1"/>
      <text:p text:style-name="P3">Arbitro.</text:p>
      <text:p text:style-name="P1"/>
      <text:p text:style-name="P1">- ID.</text:p>
      <text:p text:style-name="P1">- Nombre.</text:p>
      <text:p text:style-name="P1">- Apellido.</text:p>
      <text:p text:style-name="P1">- Día_Semana_Nacimiento.</text:p>
      <text:p text:style-name="P1">- Día_Nacimiento.</text:p>
      <text:p text:style-name="P1">- Mes_Nacimiento.</text:p>
      <text:p text:style-name="P1">- Año_Nacimiento.</text:p>
      <text:p text:style-name="P1">- Pais_Nacimiento.</text:p>
      <text:p text:style-name="P1">- Ciudad_Nacimiento.</text:p>
      <text:p text:style-name="P1">- Otra_Nacionalidad.</text:p>
      <text:p text:style-name="P1"/>
      <text:p text:style-name="P1"/>
      <text:p text:style-name="P3">Lesiones.</text:p>
      <text:p text:style-name="P1"/>
      <text:p text:style-name="P1">- ID.</text:p>
      <text:p text:style-name="P1">- ID_Partido.</text:p>
      <text:p text:style-name="P1">- ID_Jugador.</text:p>
      <text:p text:style-name="P1">- Minuto.</text:p>
      <text:p text:style-name="P1">- Tipo_Lesion.</text:p>
      <text:p text:style-name="P1">- Gravedad (Valor numérico).</text:p>
      <text:p text:style-name="P1"/>
      <text:p text:style-name="P3">Asistencia.</text:p>
      <text:p text:style-name="P1"/>
      <text:p text:style-name="P1">- ID.</text:p>
      <text:p text:style-name="P1">- ID_Asistente.</text:p>
      <text:p text:style-name="P1">- ID_Go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3:36:07.970000000</meta:creation-date>
    <dc:date>2024-09-29T14:13:11.170000000</dc:date>
    <meta:editing-duration>PT37M3S</meta:editing-duration>
    <meta:editing-cycles>1</meta:editing-cycles>
    <meta:document-statistic meta:table-count="0" meta:image-count="0" meta:object-count="0" meta:page-count="4" meta:paragraph-count="135" meta:word-count="269" meta:character-count="1832" meta:non-whitespace-character-count="1698"/>
    <meta:generator>LibreOffice/7.4.1.2$Windows_X86_64 LibreOffice_project/3c58a8f3a960df8bc8fd77b461821e42c061c5f0</meta:generator>
  </office:meta>
</office:document-meta>
</file>